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a194d" officeooo:paragraph-rsid="000a194d" style:font-size-asian="14pt" style:font-size-complex="14pt"/>
    </style:style>
    <style:style style:name="P2" style:family="paragraph" style:parent-style-name="Text_20_body">
      <style:text-properties fo:font-size="14pt" officeooo:rsid="00124ed6" officeooo:paragraph-rsid="00124ed6" style:font-size-asian="14pt" style:font-size-complex="14pt"/>
    </style:style>
    <style:style style:name="P3" style:family="paragraph" style:parent-style-name="Text_20_body">
      <style:text-properties officeooo:rsid="000a194d" officeooo:paragraph-rsid="000a194d"/>
    </style:style>
    <style:style style:name="P4" style:family="paragraph" style:parent-style-name="Text_20_body">
      <style:text-properties fo:font-size="9pt" officeooo:rsid="000a194d" officeooo:paragraph-rsid="000a194d" style:font-size-asian="9pt" style:font-size-complex="9pt"/>
    </style:style>
    <style:style style:name="P5" style:family="paragraph" style:parent-style-name="Text_20_body">
      <style:paragraph-properties fo:text-align="center" style:justify-single-word="false"/>
      <style:text-properties officeooo:rsid="0017d65a" officeooo:paragraph-rsid="0017d65a"/>
    </style:style>
    <style:style style:name="P6" style:family="paragraph" style:parent-style-name="Title">
      <style:text-properties officeooo:rsid="000a194d" officeooo:paragraph-rsid="000a194d"/>
    </style:style>
    <style:style style:name="P7" style:family="paragraph" style:parent-style-name="Text_20_body" style:list-style-name="L1">
      <style:text-properties fo:font-size="14pt" officeooo:rsid="00124ed6" officeooo:paragraph-rsid="00124ed6" style:font-size-asian="14pt" style:font-size-complex="14pt"/>
    </style:style>
    <style:style style:name="P8" style:family="paragraph" style:parent-style-name="Text_20_body" style:list-style-name="L2">
      <style:text-properties fo:font-size="14pt" officeooo:rsid="00124ed6" officeooo:paragraph-rsid="00124ed6" style:font-size-asian="14pt" style:font-size-complex="14pt"/>
    </style:style>
    <style:style style:name="P9" style:family="paragraph" style:parent-style-name="Text_20_body" style:list-style-name="L1">
      <style:text-properties fo:font-size="14pt" officeooo:rsid="0013012c" officeooo:paragraph-rsid="0013012c" style:font-size-asian="14pt" style:font-size-complex="14pt"/>
    </style:style>
    <style:style style:name="P10" style:family="paragraph" style:parent-style-name="Heading_20_1">
      <style:text-properties fo:font-size="18pt" style:font-size-asian="18pt" style:font-size-complex="18pt"/>
    </style:style>
    <style:style style:name="P11" style:family="paragraph" style:parent-style-name="Heading_20_1">
      <style:text-properties officeooo:rsid="00124ed6" officeooo:paragraph-rsid="00124ed6"/>
    </style:style>
    <style:style style:name="T1" style:family="text">
      <style:text-properties officeooo:rsid="000d920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fd7db"/>
    </style:style>
    <style:style style:name="T5" style:family="text">
      <style:text-properties officeooo:rsid="0010afbf"/>
    </style:style>
    <style:style style:name="T6" style:family="text">
      <style:text-properties officeooo:rsid="00116f66"/>
    </style:style>
    <style:style style:name="T7" style:family="text">
      <style:text-properties officeooo:rsid="0013ae94"/>
    </style:style>
    <style:style style:name="T8" style:family="text">
      <style:text-properties officeooo:rsid="0015157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38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w to hire the right AdTech <text:s/>technical partner for your project<text:tab/></text:p>
      <text:p text:style-name="P3"/>
      <text:p text:style-name="P4">Keywords <text:s/></text:p>
      <text:p text:style-name="P4">AdTech developers, <text:s/>AdTech development company, developer for advertising platform, AdTech programmers, AdTech coder</text:p>
      <text:p text:style-name="P4">Audience</text:p>
      <text:p text:style-name="P4">Publishers, <text:s/>Agencies, Ad-Tech Start-ups</text:p>
      <text:p text:style-name="P3"/>
      <text:p text:style-name="P1">Advertising technology or adtech refers to a collection of digital and analytical tools which drive advertising in the internet and mobile age. </text:p>
      <text:p text:style-name="P1">It includes software and tools that help publishers, agencies and brands target, place, and manage their digital advertising efforts.</text:p>
      <text:p text:style-name="P1">On the display side, it involves widgets like digital banner ads and other innovative methods for advertising. </text:p>
      <text:p text:style-name="P1">Behind the scenes, back-end systems work with algorithms to help direct advertising to a target audience. <text:s/></text:p>
      <text:p text:style-name="P1">In this internet and mobile age, adtech is an important asset that helps companies communicate their products and vision to their customers.</text:p>
      <text:h text:style-name="Heading_20_1" text:outline-level="1">A real AdTtech example</text:h>
      <text:p text:style-name="P1">You experience adtech working when for example if you view an iPhone on your local Quikr site and the same iPhone model follows you on other sites banner ads.</text:p>
      <text:p text:style-name="P1">Adtech’s aim is to create an experience for prospective customers with specific targeted advertising whose ultimate goal is to get a sale in the end.</text:p>
      <text:h text:style-name="Heading_20_1" text:outline-level="1">Demand, <text:span text:style-name="T1">S</text:span>upply &amp; the players</text:h>
      <text:p text:style-name="P1"><text:s/>Ad tech like traditional advertising is the bridge between the advertiser(demand) and publisher(supply) sides.</text:p>
      <text:p text:style-name="P1">Advertisers and publishers use ad tech in a way to reach their individual goals.</text:p>
      <text:p text:style-name="P1"><text:span text:style-name="T9">Advertisers</text:span>: campaigns that successfully reach their targetted audience</text:p>
      <text:p text:style-name="P1"><text:span text:style-name="T9">Publishers</text:span>: selling inventory at a profitable price</text:p>
      <text:h text:style-name="P10" text:outline-level="1"><text:soft-page-break/>Next generation AdTech: Programmatic advertising</text:h>
      <text:p text:style-name="P1">Programmatic advertising has taken digital marketing by storm. In fact, a recent Forbes article predicts that "In the next few years, industry experts predict programmatic advertising will drive 100% of advertising purchases. Organizations not championing automation will fall behind those that do." The article also quotes that <text:s/>65% of B2B marketers currently buy or sell advertising programmatically.</text:p>
      <text:h text:style-name="Heading_20_1" text:outline-level="1">What is Programmatic advertising</text:h>
      <text:p text:style-name="P1">Programmatic advertising could be defined as the algorithmic buying and selling of advertising slots in near real time.</text:p>
      <text:p text:style-name="P1"><text:s/>Software based on smart algorithms are used to buy, slot placements and monitor the advertising inventory in an efficient manner using auctions.</text:p>
      <text:p text:style-name="P1">As being an automatic process there s no manual intervention and hence less cost.</text:p>
      <text:h text:style-name="Heading_20_1" text:outline-level="1">Programmatic Advertising, is it for you?</text:h>
      <text:p text:style-name="P1">Programmatic advertising automates the ad buying process with the help of smart technology. The computer or more specifically the algorithm manage<text:span text:style-name="T4">s</text:span> the ad inventory for you.</text:p>
      <text:p text:style-name="P1">Technically the concept of Programmatic advertising is complex. <text:span text:style-name="T5">It’s a sum of m</text:span>any platforms <text:span text:style-name="T10">which</text:span> need to communicate via integrations to speak to each other.</text:p>
      <text:p text:style-name="P1">Some of the platforms include Demand <text:span text:style-name="T6">&amp; </text:span>Supply <text:span text:style-name="T6">sides with</text:span> Data Management. </text:p>
      <text:p text:style-name="P1">Via auctions, you could buy advertising space and place ads. <text:s/>Using historical data and a host of other relevant parameters plus advanced algorithms the platforms arrive at the best bids in near real time with purchases happening instantly.</text:p>
      <text:h text:style-name="P11" text:outline-level="1">Mobilunity : Adtech and Programmatic developers</text:h>
      <text:p text:style-name="P2">Today both publishers and agencies understand that in this age of big data, partnering with an adtech company makes them look good to their clients.</text:p>
      <text:p text:style-name="P2">The new advertising world is going to be a complex mesh of platforms working on new paradigms and algorithms.</text:p>
      <text:p text:style-name="P2">We want you to reap the benefits of this new exciting world, while we at Mobileunity manage its complexity. </text:p>
      <text:p text:style-name="P2"><text:soft-page-break/>Mobileunity has been preparing a team of full-service software developers that have cutting edge skills and industry experience that would help to design, build and maintain future advertising platforms.</text:p>
      <text:h text:style-name="Heading_20_1" text:outline-level="1">Your dream-team is waiting!</text:h>
      <text:p text:style-name="P2">Here’s what you can achieve with our customized <text:s/>adtech development services</text:p>
      <text:list xml:id="list449840694487468365" text:style-name="L1">
        <text:list-item>
          <text:p text:style-name="P7">Integrate custom adtech projects into your existing platform.</text:p>
        </text:list-item>
        <text:list-item>
          <text:p text:style-name="P7">We can develop a next generation adtech platform to replace your legacy one.</text:p>
        </text:list-item>
        <text:list-item>
          <text:p text:style-name="P7">Conduct all your media buying yourself, saving costs on commissions.</text:p>
        </text:list-item>
        <text:list-item>
          <text:p text:style-name="P9">Side affect of inhouse operations is that you take control of all your data and <text:span text:style-name="T7">the </text:span><text:s/>associated risks.</text:p>
        </text:list-item>
      </text:list>
      <text:p text:style-name="P2">We can build the perfect team for your AdTech project as we have access to the best IT talent in the Ukraine. </text:p>
      <text:h text:style-name="Heading_20_1" text:outline-level="1"><text:span text:style-name="T8">What we offer</text:span> </text:h>
      <text:list xml:id="list7635672215090513386" text:style-name="L2">
        <text:list-item>
          <text:p text:style-name="P8">Big Data Java Developer</text:p>
        </text:list-item>
        <text:list-item>
          <text:p text:style-name="P8">Project Manager</text:p>
        </text:list-item>
        <text:list-item>
          <text:p text:style-name="P8">Senior Data Scientist,</text:p>
        </text:list-item>
        <text:list-item>
          <text:p text:style-name="P8">Senior QA Automation Team Lead (with experience in ad-tech),</text:p>
        </text:list-item>
        <text:list-item>
          <text:p text:style-name="P8">QA Automation (with experience in video processing projects),</text:p>
        </text:list-item>
        <text:list-item>
          <text:p text:style-name="P8">Big Data Python Developer</text:p>
        </text:list-item>
      </text:list>
      <text:p text:style-name="P2"/>
      <text:p text:style-name="P2"/>
      <text:p text:style-name="P5"><text:span text:style-name="T3">Thanks</text:span><text:span text:style-name="T2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4:39:12.143482715</meta:creation-date>
    <dc:date>2017-08-10T17:56:31.736182475</dc:date>
    <meta:editing-duration>PT35M58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3" meta:paragraph-count="49" meta:word-count="687" meta:character-count="4429" meta:non-whitespace-character-count="3781"/>
  </office:meta>
</office:document-meta>
</file>